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when_no_enough_point_or_space_to_bu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56" calcext:value-type="float">
            <text:p>56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5T23:20:15.736101000</dc:date>
    <meta:editing-duration>PT1H55M10S</meta:editing-duration>
    <meta:editing-cycles>28</meta:editing-cycles>
    <meta:document-statistic meta:table-count="1" meta:cell-count="156" meta:object-count="0"/>
  </office:meta>
</office:document-meta>
</file>